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0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)" style:num-format="1">
        <style:list-level-properties text:space-before="0.25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25in" text:min-label-width="0.25in"/>
      </text:list-level-style-number>
    </text:list-style>
    <text:list-style style:name="L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0in" text:min-label-width="0.25in"/>
      </text:list-level-style-number>
    </text:list-style>
  </office:automatic-styles>
  <office:body>
    <office:text>
      <text:p text:style-name="P1"><text:span text:style-name="T1">Cuestionario</text:span></text:p>
      <text:p text:style-name="P2"/>
      <text:list text:style-name="L1">
        <text:list-item>
          <text:p text:style-name="P3">¿A qué hace referencia el término grid-computing?</text:p>
        </text:list-item>
      </text:list>
      <text:list text:style-name="L2">
        <text:list-item>
          <text:p text:style-name="P3">Un tipo de computación distribuida </text:p>
        </text:list-item>
        <text:list-item>
          <text:p text:style-name="P3">Procesamiento paralelo</text:p>
        </text:list-item>
        <text:list-item>
          <text:p text:style-name="P3">Es un lenguaje de programación</text:p>
        </text:list-item>
        <text:list-item>
          <text:p text:style-name="P3">Otra forma de referirse al modelo cliente/servidor </text:p>
        </text:list-item>
        <text:list-item>
          <text:p text:style-name="P3"/>
        </text:list-item>
      </text:list>
      <text:list text:style-name="L3">
        <text:list-item>
          <text:p text:style-name="P3">¿Qué es Watson?</text:p>
          <text:list>
            <text:list-item>
              <text:p text:style-name="P4">El jefe de Sherlock Holmes</text:p>
            </text:list-item>
            <text:list-item>
              <text:p text:style-name="P4">Un sistema de inteligencia artificial</text:p>
            </text:list-item>
            <text:list-item>
              <text:p text:style-name="P4">Una arquitectura de red</text:p>
            </text:list-item>
            <text:list-item>
              <text:p text:style-name="P4">Un entorno de desarrollo</text:p>
            </text:list-item>
          </text:list>
        </text:list-item>
      </text:list>
      <text:p text:style-name="P2"/>
      <text:list text:style-name="L1">
        <text:list-item>
          <text:p text:style-name="P5"><text:span text:style-name="T2">Los ordenadores son mejores que los humanos en velocidad de cálculo, pero tienen dificultades para tareas <text:s/>como entender el lenguaje o reconocer objetos en una imagen, ¿qué metodología se usa para realizar este tipo de tareas?</text:span></text:p>
        </text:list-item>
      </text:list>
      <text:list text:style-name="L2">
        <text:list-item>
          <text:p text:style-name="P3">El lenguaje de programación AIML</text:p>
        </text:list-item>
        <text:list-item>
          <text:p text:style-name="P3">La computación cognitiva</text:p>
        </text:list-item>
        <text:list-item>
          <text:p text:style-name="P3">La computación grid</text:p>
        </text:list-item>
        <text:list-item>
          <text:p text:style-name="P3">El modelo maestro/esclavo</text:p>
        </text:list-item>
      </text:list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